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, 'Arial Unicode MS'" style:font-charset="x-symbol"/>
    <style:font-face style:name="OpenSymbol" svg:font-family="OpenSymbol"/>
    <style:font-face style:name="StarSymbol" svg:font-family="StarSymbol, 'Arial Unicode MS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 style:master-page-name="Standard_20__28_user_29_">
      <style:table-properties style:width="7.5438in" fo:margin-left="0in" fo:margin-right="-0.0438in" style:page-number="0" table:align="margins" style:writing-mode="lr-tb"/>
    </style:style>
    <style:style style:name="Table3.A" style:family="table-column">
      <style:table-column-properties style:column-width="1.9444in" style:rel-column-width="2800*"/>
    </style:style>
    <style:style style:name="Table3.B" style:family="table-column">
      <style:table-column-properties style:column-width="0.8042in" style:rel-column-width="1158*"/>
    </style:style>
    <style:style style:name="Table3.C" style:family="table-column">
      <style:table-column-properties style:column-width="2.2306in" style:rel-column-width="3212*"/>
    </style:style>
    <style:style style:name="Table3.D" style:family="table-column">
      <style:table-column-properties style:column-width="0.0396in" style:rel-column-width="57*"/>
    </style:style>
    <style:style style:name="Table3.E" style:family="table-column">
      <style:table-column-properties style:column-width="2.525in" style:rel-column-width="3636*"/>
    </style:style>
    <style:style style:name="Table3.1" style:family="table-row">
      <style:table-row-properties style:min-row-height="0.4063in" style:keep-together="true" fo:keep-together="auto"/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style:min-row-height="0.1458in" style:keep-together="true" fo:keep-together="auto"/>
    </style:style>
    <style:style style:name="Table3.A2" style:family="table-cell">
      <style:table-cell-properties fo:padding="0.0382in" fo:border="none"/>
    </style:style>
    <style:style style:name="Table3.C2" style:family="table-cell">
      <style:table-cell-properties fo:padding="0in" fo:border="none"/>
    </style:style>
    <style:style style:name="Table3.A3" style:family="table-cell">
      <style:table-cell-properties style:vertical-align="bottom" fo:padding="0.0382in" fo:border-left="none" fo:border-right="none" fo:border-top="none" fo:border-bottom="0.0139in solid #000000"/>
    </style:style>
    <style:style style:name="Table3.A4" style:family="table-cell">
      <style:table-cell-properties style:vertical-align="" fo:padding="0.0382in" fo:border="none"/>
    </style:style>
    <style:style style:name="Table3.A11" style:family="table-cell">
      <style:table-cell-properties fo:padding="0.0382in" fo:border-left="none" fo:border-right="none" fo:border-top="none" fo:border-bottom="0.0139in solid #000000"/>
    </style:style>
    <style:style style:name="Table3.17" style:family="table-row">
      <style:table-row-properties style:keep-together="true" fo:keep-together="auto"/>
    </style:style>
    <style:style style:name="Table3.A26" style:family="table-cell">
      <style:table-cell-properties fo:padding="0.0382in" fo:border-left="none" fo:border-right="none" fo:border-top="0.0007in solid #000000" fo:border-bottom="none"/>
    </style:style>
    <style:style style:name="Table3.27" style:family="table-row">
      <style:table-row-properties style:min-row-height="0.0007in" style:keep-together="true" fo:keep-together="auto"/>
    </style:style>
    <style:style style:name="P1" style:family="paragraph" style:parent-style-name="Table_20_Contents">
      <style:paragraph-properties fo:margin-left="0in" fo:margin-right="-0.0417in" fo:text-indent="0in" style:auto-text-indent="false" style:writing-mode="lr-tb">
        <style:tab-stops/>
      </style:paragraph-properties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2" style:family="paragraph" style:parent-style-name="Table_20_Contents">
      <style:paragraph-properties fo:margin-left="0in" fo:margin-right="-0.0417in" fo:text-indent="0in" style:auto-text-indent="false" style:writing-mode="lr-tb"/>
      <style:text-properties fo:font-size="10pt" fo:font-weight="bold" style:font-size-asian="10pt" style:font-size-complex="10pt" style:font-weight-complex="bold"/>
    </style:style>
    <style:style style:name="P3" style:family="paragraph" style:parent-style-name="Table_20_Contents">
      <style:paragraph-properties fo:margin-left="0in" fo:margin-right="-0.0417in" fo:text-indent="0in" style:auto-text-indent="false" style:writing-mode="lr-tb"/>
      <style:text-properties fo:font-size="10pt" style:font-size-asian="10pt" style:font-size-complex="10pt"/>
    </style:style>
    <style:style style:name="P4" style:family="paragraph" style:parent-style-name="Table_20_Contents">
      <style:paragraph-properties fo:margin-left="0in" fo:margin-right="-0.0417in" fo:text-align="end" style:justify-single-word="false" fo:text-indent="0in" style:auto-text-indent="false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in" fo:margin-right="-0.0417in" fo:text-indent="0in" style:auto-text-indent="false" style:writing-mode="lr-tb"/>
      <style:text-properties style:font-name="FreeSerif" fo:font-size="9pt" style:font-size-asian="9pt" style:font-name-complex="FreeSerif" style:font-size-complex="9pt"/>
    </style:style>
    <style:style style:name="P6" style:family="paragraph" style:parent-style-name="Standard">
      <style:paragraph-properties fo:margin-left="0in" fo:margin-right="-0.0417in" fo:text-align="center" style:justify-single-word="false" fo:text-indent="0in" style:auto-text-indent="false" style:writing-mode="lr-tb"/>
      <style:text-properties style:font-name="FreeSerif" fo:font-size="9pt" style:font-size-asian="9pt" style:font-name-complex="FreeSerif" style:font-size-complex="9pt"/>
    </style:style>
    <style:style style:name="P7" style:family="paragraph" style:parent-style-name="Standard">
      <style:paragraph-properties fo:margin-left="0in" fo:margin-right="-0.0417in" fo:text-indent="0in" style:auto-text-indent="false" style:writing-mode="lr-tb"/>
      <style:text-properties fo:font-size="10pt" fo:font-style="italic" style:font-size-asian="10pt" style:font-size-complex="10pt" style:font-style-complex="italic"/>
    </style:style>
    <style:style style:name="P8" style:family="paragraph" style:parent-style-name="Standard">
      <style:paragraph-properties fo:margin-left="0in" fo:margin-right="-0.0417in" fo:text-indent="0in" style:auto-text-indent="false" style:writing-mode="lr-tb"/>
      <style:text-properties fo:font-size="10pt" style:font-size-asian="10pt" style:font-name-complex="DejaVu Sans" style:font-size-complex="10pt"/>
    </style:style>
    <style:style style:name="P9" style:family="paragraph" style:parent-style-name="Standard">
      <style:paragraph-properties fo:margin-left="0in" fo:margin-right="-0.0417in" fo:text-indent="0in" style:auto-text-indent="false" style:writing-mode="lr-tb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-0.0417in" fo:text-indent="0in" style:auto-text-indent="false" style:writing-mode="lr-tb"/>
      <style:text-properties fo:text-transform="uppercase" style:font-name="FreeSerif" fo:font-size="10pt" fo:font-weight="bold" style:font-size-asian="10pt" style:font-name-complex="FreeSerif" style:font-size-complex="10pt" style:font-weight-complex="bold"/>
    </style:style>
    <style:style style:name="P12" style:family="paragraph" style:parent-style-name="Standard">
      <style:paragraph-properties fo:margin-left="0in" fo:margin-right="-0.0417in" fo:text-indent="0in" style:auto-text-indent="false" style:writing-mode="lr-tb">
        <style:tab-stops/>
      </style:paragraph-properties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13" style:family="paragraph" style:parent-style-name="Standard">
      <style:paragraph-properties fo:margin-left="0in" fo:margin-right="-0.0417in" fo:text-align="end" style:justify-single-word="false" fo:text-indent="0in" style:auto-text-indent="false" style:writing-mode="lr-tb"/>
    </style:style>
    <style:style style:name="P14" style:family="paragraph" style:parent-style-name="Standard">
      <style:paragraph-properties fo:margin-left="0in" fo:margin-right="-0.0417in" fo:text-indent="0in" style:auto-text-indent="false" style:writing-mode="lr-tb">
        <style:tab-stops/>
      </style:paragraph-properties>
      <style:text-properties fo:font-size="11pt" style:font-size-asian="11pt" style:font-size-complex="11pt"/>
    </style:style>
    <style:style style:name="P15" style:family="paragraph" style:parent-style-name="Table_20_Contents">
      <style:paragraph-properties fo:margin-left="0in" fo:margin-right="0in" fo:text-indent="0in" style:auto-text-indent="false" style:writing-mode="lr-tb"/>
    </style:style>
    <style:style style:name="P16" style:family="paragraph" style:parent-style-name="Table_20_Contents">
      <style:paragraph-properties fo:margin-left="0in" fo:margin-right="0in" fo:text-indent="0in" style:auto-text-indent="false" style:writing-mode="lr-tb"/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17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normal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P18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bold" style:font-size-asian="11pt" style:font-style-asian="normal" style:font-weight-asian="bold" style:font-name-complex="FreeSerif" style:font-size-complex="11pt" style:font-style-complex="normal" style:font-weight-complex="bold"/>
    </style:style>
    <style:style style:name="P19" style:family="paragraph" style:parent-style-name="Table_20_Contents" style:list-style-name="RTF_5f_Num_20_5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size-complex="10pt"/>
    </style:style>
    <style:style style:name="P20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normal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P21" style:family="paragraph" style:parent-style-name="Standard" style:master-page-name="Standard_20__28_user_29_">
      <style:paragraph-properties fo:margin-left="0in" fo:margin-right="-0.0417in" fo:text-align="center" style:justify-single-word="false" fo:text-indent="0in" style:auto-text-indent="false" style:page-number="auto" style:writing-mode="lr-tb"/>
      <style:text-properties fo:text-transform="uppercase" style:font-name="FreeSerif" fo:font-size="11pt" fo:font-style="normal" fo:font-weight="bold" style:font-size-asian="11pt" style:font-name-complex="FreeSerif" style:font-size-complex="11pt" style:font-style-complex="italic" style:font-weight-complex="bold"/>
    </style:style>
    <style:style style:name="P22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fo:font-style="normal" style:font-size-asian="10pt" style:font-style-asian="normal" style:font-name-complex="DejaVu Sans" style:font-size-complex="10pt" style:font-style-complex="normal"/>
    </style:style>
    <style:style style:name="P23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name-complex="DejaVu Sans" style:font-size-complex="10pt"/>
    </style:style>
    <style:style style:name="P24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size-complex="10pt"/>
    </style:style>
    <style:style style:name="T1" style:family="text">
      <style:text-properties fo:font-style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style:font-style-asian="italic" style:font-weight-asian="normal" style:font-name-complex="DejaVu Sans" style:font-style-complex="italic" style:font-weight-complex="normal"/>
    </style:style>
    <style:style style:name="T4" style:family="text">
      <style:text-properties fo:font-weight="bold" style:font-weight-complex="bold"/>
    </style:style>
    <style:style style:name="T5" style:family="text">
      <style:text-properties style:font-name="Times New Roman" fo:language="en" fo:country="US" fo:font-style="normal" fo:font-weight="normal"/>
    </style:style>
    <style:style style:name="T6" style:family="text">
      <style:text-properties style:font-name="Times New Roman" fo:language="en" fo:country="US" fo:font-style="normal" fo:font-weight="normal" style:font-weight-asian="normal" style:font-weight-complex="normal"/>
    </style:style>
    <style:style style:name="T7" style:family="text">
      <style:text-properties style:font-name="Times New Roman" fo:language="en" fo:country="US" fo:font-style="normal" fo:font-weight="bold" style:font-weight-complex="bold"/>
    </style:style>
    <style:style style:name="T8" style:family="text">
      <style:text-properties fo:font-style="normal" fo:font-weight="bold" style:font-style-asian="normal" style:font-style-complex="normal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weight="bold" style:font-size-asian="11pt" style:font-size-complex="11pt" style:font-weight-complex="bold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fo:font-size="11pt" fo:font-style="normal" fo:font-weight="bold" style:font-size-asian="11pt" style:font-style-asian="normal" style:font-size-complex="11pt" style:font-style-complex="normal" style:font-weight-complex="bold"/>
    </style:style>
    <style:style style:name="T14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21">Brandon Schlueter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5">901 Willoughby Ave, Apt 1R, Brooklyn, NY 11221 <text:s text:c="13"/></text:p>
          </table:table-cell>
          <table:covered-table-cell/>
          <table:table-cell table:style-name="Table3.C2" table:number-columns-spanned="2" office:value-type="string">
            <text:p text:style-name="P6"><text:s text:c="14"/>(608) 432-5831 <text:s text:c="20"/></text:p>
          </table:table-cell>
          <table:covered-table-cell/>
          <table:table-cell table:style-name="Table3.C2" office:value-type="string">
            <text:p text:style-name="P13">bs@bschlueter.com </text:p>
          </table:table-cell>
        </table:table-row>
        <table:table-row table:style-name="Table3.2">
          <table:table-cell table:style-name="Table3.A3" table:number-columns-spanned="5" office:value-type="string">
            <text:p text:style-name="P18">SKILLS EXPERIENCE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7">Programming Languages</text:p>
          </table:table-cell>
          <table:table-cell table:style-name="Table3.A4" table:number-columns-spanned="4" office:value-type="string">
            <text:p text:style-name="P17">Python, Java, some Javascript et al.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7">Operating Systems</text:p>
          </table:table-cell>
          <table:table-cell table:style-name="Table3.A4" table:number-columns-spanned="4" office:value-type="string">
            <text:p text:style-name="P17">Linux and OS X, Windows XP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7">Development Models</text:p>
          </table:table-cell>
          <table:table-cell table:style-name="Table3.A4" table:number-columns-spanned="4" office:value-type="string">
            <text:p text:style-name="P15">Agile, Scrum, Waterfall, <text:bookmark text:name="firstHeading"/>Test-First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7">Version Control</text:p>
          </table:table-cell>
          <table:table-cell table:style-name="Table3.A4" table:number-columns-spanned="4" office:value-type="string">
            <text:p text:style-name="P17">Git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7">Editors</text:p>
          </table:table-cell>
          <table:table-cell table:style-name="Table3.A4" table:number-columns-spanned="4" office:value-type="string">
            <text:p text:style-name="P17">Eclipse, Vim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7">Domain Knowledge</text:p>
          </table:table-cell>
          <table:table-cell table:style-name="Table3.A4" table:number-columns-spanned="4" office:value-type="string">
            <text:p text:style-name="P17">AI, Android Development, Github, EC2, Regex, MySQL, SQLite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7">APIs</text:p>
          </table:table-cell>
          <table:table-cell table:style-name="Table3.A4" table:number-columns-spanned="4" office:value-type="string">
            <text:p text:style-name="P17">Shopify, Yahoo Small Business, BigCommerce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1" table:number-columns-spanned="5" office:value-type="string">
            <text:p text:style-name="P16"/>
            <text:p text:style-name="P16">Employment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5" office:value-type="string">
            <text:p text:style-name="P7"><text:span text:style-name="T11">Django Developer,</text:span><text:span text:style-name="T14"> MERS Technologies</text:span> — New York, NY, 4/2011 – Present</text:p>
            <text:list xml:id="list1436333033" text:style-name="RTF_5f_Num_20_9">
              <text:list-item>
                <text:p text:style-name="P22">Added features to an existing fraud detection platform build on Django and Amazon Web Services</text:p>
              </text:list-item>
              <text:list-item>
                <text:p text:style-name="P22">Build integrations with Shopify and BigCommerce and cleaned up and added new features to an integration with Yahoo Small Business</text:p>
              </text:list-item>
              <text:list-item>
                <text:p text:style-name="P22">Administer 3 EC2 instance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5" office:value-type="string">
            <text:p text:style-name="P7"><text:span text:style-name="T11">Student Tech,</text:span><text:span text:style-name="T14"> Pace University, Information Technology Services</text:span> — New York, NY, 3/2011 – 5/2011</text:p>
            <text:list xml:id="list758577116" text:continue-numbering="true" text:style-name="RTF_5f_Num_20_9">
              <text:list-item>
                <text:p text:style-name="P23">Diagnosed, repaired, and upgraded student, staff and faculty laptops running Windows XP, Vista and 7, OS X, and Linux</text:p>
              </text:list-item>
              <text:list-item>
                <text:p text:style-name="P23">Installed and troubleshot a variety of printers owned by both the school and our client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5" office:value-type="string">
            <text:p text:style-name="P7"><text:span text:style-name="T10">Database Administrator</text:span><text:span text:style-name="T12">, </text:span><text:span text:style-name="T13">Time's Up! </text:span><text:span text:style-name="T8">— </text:span>New York, NY, 6/2009 – 11/2010</text:p>
            <text:list xml:id="list1572718395" text:continue-numbering="true" text:style-name="RTF_5f_Num_20_9">
              <text:list-item>
                <text:p text:style-name="P23">Developed a membership tracking tool in python 2.6 using SQLite with 27 data points </text:p>
              </text:list-item>
              <text:list-item>
                <text:p text:style-name="P23">Migrated a Microsoft Access Database of 2500+ member entries onto my application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5" office:value-type="string">
            <text:p text:style-name="P8"><text:span text:style-name="T15">Database Intern</text:span><text:span text:style-name="T10">, Onboard Informatics — </text:span><text:span text:style-name="T1">New York, NY, 6/2009</text:span><text:bookmark-start text:name="DDE_LINK2"/><text:span text:style-name="T1"> – </text:span><text:bookmark-end text:name="DDE_LINK2"/><text:span text:style-name="T1">9/2009</text:span></text:p>
            <text:list xml:id="list1079395864" text:continue-list="list1572718395" text:style-name="RTF_5f_Num_20_9">
              <text:list-item text:start-value="1">
                <text:p text:style-name="P23">Researched, tested, demoed, and implemented Zenoss Core to manage 26 <text:s/>windows and linux servers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5" office:value-type="string">
            <text:p text:style-name="P7"><text:span text:style-name="T10">Tutor</text:span><text:span text:style-name="T12">, </text:span><text:span text:style-name="T13">Pace University, Seidenberg School of CSIS </text:span><text:span text:style-name="T8">— </text:span>New York, NY, 1/2009 – 5/2009</text:p>
            <text:list xml:id="list1241978414" text:continue-numbering="true" text:style-name="RTF_5f_Num_20_9">
              <text:list-item>
                <text:p text:style-name="P23">Tutored graduate and undergraduate students in Java, binary and discrete math, web design, and algorithm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7">
          <table:table-cell table:style-name="Table3.A2" table:number-columns-spanned="5" office:value-type="string">
            <text:p text:style-name="P8"><text:span text:style-name="T15">IT and Engineering Intern</text:span><text:span text:style-name="T10">, Riorey</text:span><text:span text:style-name="T4"> —</text:span><text:span text:style-name="T1"> Bethesda, MD, 10/2006 </text:span><text:bookmark-start text:name="DDE_LINK"/><text:bookmark-start text:name="DDE_LINK1"/><text:span text:style-name="T1">– 7/2007</text:span><text:bookmark-end text:name="DDE_LINK"/><text:bookmark-end text:name="DDE_LINK1"/></text:p>
            <text:list xml:id="list2167697280" text:continue-list="list1241978414" text:style-name="RTF_5f_Num_20_9">
              <text:list-item text:start-value="1">
                <text:p text:style-name="P23">Implemented and tested a hardware design for advanced network security devices</text:p>
              </text:list-item>
              <text:list-item>
                <text:p text:style-name="P23">Installed and configured 15 pieces of server software on test machines for packet generation</text:p>
              </text:list-item>
              <text:list-item>
                <text:p text:style-name="P23">Setup a system of wireless security cameras to monitor the office and deliver reports of interesting activity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7">
          <table:table-cell table:style-name="Table3.A2" table:number-columns-spanned="5" office:value-type="string">
            <text:p text:style-name="P9"><text:span text:style-name="T15">Associate</text:span><text:span text:style-name="T10">, The Lazarus Foundation</text:span><text:span text:style-name="T4"> —</text:span><text:span text:style-name="T1"> Columbia, MD, 6/2002 – 11/2007</text:span></text:p>
            <text:list xml:id="list58171980" text:continue-list="list2167697280" text:style-name="RTF_5f_Num_20_9">
              <text:list-item text:start-value="1">
                <text:p text:style-name="P24">Instructed classes of up to twenty youth and older adults in computer use and operation</text:p>
              </text:list-item>
              <text:list-item>
                <text:p text:style-name="P24">Recycled donated computers including batches of hundreds as part of a recycling program</text:p>
              </text:list-item>
              <text:list-item>
                <text:p text:style-name="P24">Designed and constructed a zero cost hard drive copying system using Linux with miscellaneous donated hardware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7">
          <table:table-cell table:style-name="Table3.A11" table:number-columns-spanned="5" office:value-type="string">
            <text:p text:style-name="P12"/>
            <text:p text:style-name="P12">Education</text:p>
          </table:table-cell>
          <table:covered-table-cell/>
          <table:covered-table-cell/>
          <table:covered-table-cell/>
          <table:covered-table-cell/>
        </table:table-row>
        <table:table-row table:style-name="Table3.17">
          <table:table-cell table:style-name="Table3.A2" table:number-columns-spanned="3" office:value-type="string">
            <text:p text:style-name="P2"><text:span text:style-name="T9">Pace University, Seidenberg School of CSIS </text:span>— <text:span text:style-name="T2">New York, NY, 9/2008</text:span><text:span text:style-name="T3"> – 12</text:span><text:span text:style-name="T2">/2011</text:span></text:p>
            <text:p text:style-name="P3"><text:span text:style-name="T7"><text:s text:c="4"/></text:span><text:span text:style-name="T6">Degree and </text:span><text:span text:style-name="T5">Major: </text:span>Bachelor of Science in Computer Science <text:s text:c="5"/></text:p>
          </table:table-cell>
          <table:covered-table-cell/>
          <table:covered-table-cell/>
          <table:table-cell table:style-name="Table3.A2" table:number-columns-spanned="2" office:value-type="string">
            <text:p text:style-name="P4">Overall GPA: 3.1/4.0 <text:s text:c="5"/>Major GPA: 3.6/4.0</text:p>
            <text:p text:style-name="P4">Awards: Dean's Scholarship</text:p>
          </table:table-cell>
          <table:covered-table-cell/>
        </table:table-row>
        <table:table-row table:style-name="Table3.17">
          <table:table-cell table:style-name="Table3.A11" table:number-columns-spanned="5" office:value-type="string">
            <text:p text:style-name="P12"/>
            <text:p text:style-name="P12">Academic Projects</text:p>
          </table:table-cell>
          <table:covered-table-cell/>
          <table:covered-table-cell/>
          <table:covered-table-cell/>
          <table:covered-table-cell/>
        </table:table-row>
        <table:table-row table:style-name="Table3.17">
          <table:table-cell table:style-name="Table3.A2" table:number-columns-spanned="5" office:value-type="string">
            <text:list xml:id="list1986681296" text:style-name="RTF_5f_Num_20_5">
              <text:list-item>
                <text:p text:style-name="P19">Working with a team of Bangladeshi testers and fellow students utilizing Google Code and Groups as well as the Rally Dev project management system we designed and developed a flashcard app for Android while abiding Scrum practice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7">
          <table:table-cell table:style-name="Table3.A2" table:number-columns-spanned="5" office:value-type="string">
            <text:list xml:id="list221466850" text:continue-numbering="true" text:style-name="RTF_5f_Num_20_5">
              <text:list-item>
                <text:p text:style-name="P19">Lead a ten person team to development a Java application to schedule and manage the business of home entertainer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7">
          <table:table-cell table:style-name="Table3.A2" table:number-columns-spanned="5" office:value-type="string">
            <text:list xml:id="list1572929184" text:style-name="RTF_5f_Num_20_5">
              <text:list-item>
                <text:p text:style-name="P19">Developed a picture to PDF Python program utilizing optical character recognition and a tk GUI with a partner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7">
          <table:table-cell table:style-name="Table3.A11" table:number-columns-spanned="5" office:value-type="string">
            <text:p text:style-name="P1">Other Activities</text:p>
          </table:table-cell>
          <table:covered-table-cell/>
          <table:covered-table-cell/>
          <table:covered-table-cell/>
          <table:covered-table-cell/>
        </table:table-row>
        <table:table-row table:style-name="Table3.17">
          <table:table-cell table:style-name="Table3.A26" table:number-columns-spanned="5" office:value-type="string">
            <text:p text:style-name="P10">Team Member<text:span text:style-name="T10">, USA Climbing Youth Team for Bouldering </text:span><text:span text:style-name="T4">— </text:span><text:span text:style-name="T2">U.S.A., 2006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3.27">
          <table:table-cell table:style-name="Table3.A2" table:number-columns-spanned="5" office:value-type="string">
            <text:p text:style-name="P14">State Certified Guide, Hueco Tanks State Historic Site — El Paso, TX <text:s/>Winter 2006-present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, 'Arial Unicode MS'" style:font-charset="x-symbol"/>
    <style:font-face style:name="OpenSymbol" svg:font-family="OpenSymbol"/>
    <style:font-face style:name="StarSymbol" svg:font-family="StarSymbol, 'Arial Unicode MS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imes New Roman" style:font-size-asian="10.5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402in" fo:margin-right="0in" fo:text-indent="0in" style:auto-text-indent="false"/>
      <style:text-properties fo:font-size="12pt" fo:language="en" fo:country="US" style:font-name-asian="Times New Roman" style:language-asian="zxx" style:country-asian="none" style:font-name-complex="Calibri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/>
    <style:style style:name="caption" style:family="paragraph" style:parent-style-name="Standard">
      <style:paragraph-properties fo:margin-top="0.0835in" fo:margin-bottom="0.0835in"/>
      <style:text-properties fo:font-style="italic" style:font-style-complex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RTF_5f_Num_20_2_20_1" style:display-name="RTF_Num 2 1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2" style:display-name="RTF_Num 2 2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3" style:display-name="RTF_Num 2 3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4" style:display-name="RTF_Num 2 4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5" style:display-name="RTF_Num 2 5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6" style:display-name="RTF_Num 2 6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7" style:display-name="RTF_Num 2 7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8" style:display-name="RTF_Num 2 8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9" style:display-name="RTF_Num 2 9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10" style:display-name="RTF_Num 2 10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3_20_1" style:display-name="RTF_Num 3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2" style:display-name="RTF_Num 3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3" style:display-name="RTF_Num 3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4" style:display-name="RTF_Num 3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5" style:display-name="RTF_Num 3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6" style:display-name="RTF_Num 3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7" style:display-name="RTF_Num 3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8" style:display-name="RTF_Num 3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9" style:display-name="RTF_Num 3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10" style:display-name="RTF_Num 3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1" style:display-name="RTF_Num 4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2" style:display-name="RTF_Num 4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3" style:display-name="RTF_Num 4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4" style:display-name="RTF_Num 4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5" style:display-name="RTF_Num 4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6" style:display-name="RTF_Num 4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7" style:display-name="RTF_Num 4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8" style:display-name="RTF_Num 4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9" style:display-name="RTF_Num 4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10" style:display-name="RTF_Num 4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1" style:display-name="RTF_Num 5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2" style:display-name="RTF_Num 5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3" style:display-name="RTF_Num 5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4" style:display-name="RTF_Num 5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5" style:display-name="RTF_Num 5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6" style:display-name="RTF_Num 5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7" style:display-name="RTF_Num 5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8" style:display-name="RTF_Num 5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9" style:display-name="RTF_Num 5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10" style:display-name="RTF_Num 5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1" style:display-name="RTF_Num 6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2" style:display-name="RTF_Num 6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3" style:display-name="RTF_Num 6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4" style:display-name="RTF_Num 6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5" style:display-name="RTF_Num 6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6" style:display-name="RTF_Num 6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7" style:display-name="RTF_Num 6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8" style:display-name="RTF_Num 6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9" style:display-name="RTF_Num 6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10" style:display-name="RTF_Num 6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1" style:display-name="RTF_Num 7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2" style:display-name="RTF_Num 7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3" style:display-name="RTF_Num 7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4" style:display-name="RTF_Num 7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5" style:display-name="RTF_Num 7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6" style:display-name="RTF_Num 7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7" style:display-name="RTF_Num 7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8" style:display-name="RTF_Num 7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9" style:display-name="RTF_Num 7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10" style:display-name="RTF_Num 7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1" style:display-name="RTF_Num 8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2" style:display-name="RTF_Num 8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3" style:display-name="RTF_Num 8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4" style:display-name="RTF_Num 8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5" style:display-name="RTF_Num 8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6" style:display-name="RTF_Num 8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7" style:display-name="RTF_Num 8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8" style:display-name="RTF_Num 8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9" style:display-name="RTF_Num 8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10" style:display-name="RTF_Num 8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1" style:display-name="RTF_Num 9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2" style:display-name="RTF_Num 9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3" style:display-name="RTF_Num 9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4" style:display-name="RTF_Num 9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5" style:display-name="RTF_Num 9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6" style:display-name="RTF_Num 9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7" style:display-name="RTF_Num 9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8" style:display-name="RTF_Num 9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9" style:display-name="RTF_Num 9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10" style:display-name="RTF_Num 9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Absatz-Standardschriftart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Body_20_Text_20_Char" style:display-name="Body Text Char" style:family="text" style:parent-style-name="Default_20_Paragraph_20_Font">
      <style:text-properties style:font-name="Times New Roman" style:font-name-asian="Times New Roman"/>
    </style:style>
    <style:style style:name="Internet_20_link_20__28_user_29_" style:display-name="Internet link (user)" style:family="text">
      <style:text-properties fo:color="#000080" style:font-name="Times New Roman" fo:font-size="12pt" fo:language="en" fo:country="US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Visited_20_Internet_20_Link" style:display-name="Visited Internet Link" style:family="text">
      <style:text-properties fo:color="#800000" style:font-name="Times New Roman" fo:font-size="12pt" fo:language="en" fo:country="US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Bullet_20_Symbols_20__28_user_29_" style:display-name="Bullet Symbols (user)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Internet_20_link1" style:display-name="Internet link1" style:family="text">
      <style:text-properties fo:color="#000080" style:font-name="Times New Roman" fo:font-size="12pt" fo:language="en" fo:country="US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WW-Internet_20_link" style:display-name="WW-Internet link" style:family="text">
      <style:text-properties fo:color="#000080" style:font-name="Times New Roman" fo:font-size="12pt" fo:language="en" fo:country="US" style:text-underline-style="solid" style:text-underline-width="auto" style:text-underline-color="font-color" style:font-name-asian="DejaVu Sans" style:language-asian="zxx" style:country-asian="none" style:font-name-complex="Times New Roman" style:font-size-complex="12pt"/>
    </style:style>
    <style:style style:name="Line_20_numbering" style:display-name="Line numbering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WW-Bullet_20_Symbols" style:display-name="WW-Bullet Symbols" style:family="text">
      <style:text-properties style:use-window-font-color="true" style:font-name="StarSymbol" fo:font-size="9pt" fo:language="en" fo:country="US" style:font-name-asian="StarSymbol" style:language-asian="zxx" style:country-asian="none" style:font-name-complex="StarSymbol" style:font-size-complex="9pt"/>
    </style:style>
    <style:style style:name="Numbering_20_Symbols" style:display-name="Numbering Symbols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bullet text:level="1" text:style-name="RTF_5f_Num_20_2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2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2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2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2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2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2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2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2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2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3" style:display-name="RTF_Num 3">
      <text:list-level-style-bullet text:level="1" text:style-name="RTF_5f_Num_20_3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3_20_2" style:num-suffix=".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3_20_3" style:num-suffix=".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3_20_4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RTF_5f_Num_20_3_20_5" style:num-suffix=".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3_20_6" style:num-suffix=".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3_20_7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3_20_8" style:num-suffix=".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RTF_5f_Num_20_3_20_9" style:num-suffix=".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3_20_10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RTF_5f_Num_20_4" style:display-name="RTF_Num 4">
      <text:list-level-style-bullet text:level="1" text:style-name="RTF_5f_Num_20_4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4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4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4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4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4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4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4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4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4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5" style:display-name="RTF_Num 5">
      <text:list-level-style-bullet text:level="1" text:style-name="RTF_5f_Num_20_5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5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5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5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5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5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5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5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5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5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6" style:display-name="RTF_Num 6">
      <text:list-level-style-bullet text:level="1" text:style-name="RTF_5f_Num_20_6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6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6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6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6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6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6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6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6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6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7" style:display-name="RTF_Num 7">
      <text:list-level-style-bullet text:level="1" text:style-name="RTF_5f_Num_20_7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7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7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7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7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7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7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7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7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7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8" style:display-name="RTF_Num 8">
      <text:list-level-style-bullet text:level="1" text:style-name="RTF_5f_Num_20_8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8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8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8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8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8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8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8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8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8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9" style:display-name="RTF_Num 9">
      <text:list-level-style-bullet text:level="1" text:style-name="RTF_5f_Num_20_9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9_20_2" style:num-suffix=".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9_20_3" style:num-suffix=".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9_20_4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RTF_5f_Num_20_9_20_5" style:num-suffix=".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9_20_6" style:num-suffix=".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9_20_7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9_20_8" style:num-suffix=".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RTF_5f_Num_20_9_20_9" style:num-suffix=".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9_20_10" style:num-suffix="." text:bullet-char="●">
        <style:list-level-properties text:space-before="2.5in" text:min-label-width="0.25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in" fo:margin-bottom="0.3in" fo:margin-left="0.5in" fo:margin-right="0.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.1$Unix OpenOffice.org_project/Patch 0</meta:generator>
    <dc:date>2012-07-17T17:08:55</dc:date>
    <meta:editing-cycles>38</meta:editing-cycles>
    <meta:editing-duration>PT219H14M22S</meta:editing-duration>
    <meta:print-date>2011-09-15T19:33:07</meta:print-date>
    <meta:document-statistic meta:table-count="1" meta:image-count="0" meta:object-count="0" meta:page-count="2" meta:paragraph-count="54" meta:word-count="509" meta:character-count="3252"/>
    <meta:user-defined meta:name="Info 1"/>
    <meta:user-defined meta:name="Info 2"/>
    <meta:user-defined meta:name="Info 3"/>
    <meta:user-defined meta:name="Info 4"/>
  </office:meta>
</office:document-meta>
</file>